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18cm" style:rel-column-width="11790*"/>
    </style:style>
    <style:style style:name="CV_5f_TABLE.B" style:display-name="CV_TABLE.B" style:family="table-column">
      <style:table-column-properties style:column-width="1.676cm" style:rel-column-width="5779*"/>
    </style:style>
    <style:style style:name="CV_5f_TABLE.C" style:display-name="CV_TABLE.C" style:family="table-column">
      <style:table-column-properties style:column-width="1.67cm" style:rel-column-width="5761*"/>
    </style:style>
    <style:style style:name="CV_5f_TABLE.D" style:display-name="CV_TABLE.D" style:family="table-column">
      <style:table-column-properties style:column-width="12.236cm" style:rel-column-width="42205*"/>
    </style:style>
    <style:style style:name="CV_5f_TABLE.A1.1" style:display-name="CV_TABLE.A1.1" style:family="table-column">
      <style:table-column-properties style:column-width="5.094cm" style:rel-column-width="17569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8.798cm" style:rel-column-width="30344*"/>
    </style:style>
    <style:style style:name="CV_5f_TABLE.C1.2" style:display-name="CV_TABLE.C1.2" style:family="table-column">
      <style:table-column-properties style:column-width="5.11cm" style:rel-column-width="17622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Heading_20_1">
      <style:text-properties style:font-name="Arial" fo:font-size="11pt" style:font-size-asian="11pt" style:font-size-complex="11pt"/>
    </style:style>
    <style:style style:name="P12" style:family="paragraph" style:parent-style-name="CV_20_Heading_20_1">
      <style:text-properties style:font-name="Arial" fo:font-size="11pt" style:font-size-asian="9.60000038146973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CV_20_Heading_20_1">
      <style:paragraph-properties fo:text-align="start" style:justify-single-word="false"/>
      <style:text-properties style:font-name="Arial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CV_20_Heading_20_2_20_-_20_First_20_Line">
      <style:text-properties style:font-name="Arial"/>
    </style:style>
    <style:style style:name="P18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CV_20_Spacer">
      <style:text-properties style:font-name="Arial"/>
    </style:style>
    <style:style style:name="P23" style:family="paragraph" style:parent-style-name="CV_20_Spacer">
      <style:text-properties style:font-name="Arial" fo:font-weight="normal" style:font-weight-asian="normal" style:font-weight-complex="normal"/>
    </style:style>
    <style:style style:name="P24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6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7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</style:style>
    <style:style style:name="P29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1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2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33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35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6" style:family="paragraph" style:parent-style-name="CV_20_Normal_20_-_20_First_20_Line">
      <style:text-properties style:font-name="Arial" fo:font-size="10pt" fo:font-weight="normal" officeooo:paragraph-rsid="000e975e" style:font-size-asian="10pt" style:font-weight-asian="normal" style:font-size-complex="10pt" style:font-weight-complex="normal"/>
    </style:style>
    <style:style style:name="P37" style:family="paragraph" style:parent-style-name="CV_20_Normal_20_-_20_First_20_Line">
      <style:text-properties style:font-name="Arial" fo:font-size="10pt" fo:font-weight="normal" officeooo:paragraph-rsid="001082b3" style:font-size-asian="10pt" style:font-weight-asian="normal" style:font-size-complex="10pt" style:font-weight-complex="normal"/>
    </style:style>
    <style:style style:name="P38" style:family="paragraph" style:parent-style-name="CV_20_Normal_20_-_20_First_20_Line">
      <style:text-properties style:font-name="Arial" officeooo:paragraph-rsid="001082b3"/>
    </style:style>
    <style:style style:name="P39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0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4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officeooo:paragraph-rsid="000d9953" style:font-size-asian="11pt" style:font-weight-asian="normal" style:font-size-complex="11pt" style:font-weight-complex="normal"/>
    </style:style>
    <style:style style:name="P42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officeooo:paragraph-rsid="001082b3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f7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13ab80" style:font-weight-asian="normal" style:font-weight-complex="normal"/>
    </style:style>
    <style:style style:name="T10" style:family="text">
      <style:text-properties style:font-name="Arial" fo:font-weight="normal" officeooo:rsid="00149c7e" style:font-weight-asian="normal" style:font-weight-complex="normal"/>
    </style:style>
    <style:style style:name="T11" style:family="text">
      <style:text-properties style:font-name="Arial" fo:font-weight="normal" officeooo:rsid="00161c73" style:font-weight-asian="normal" style:font-weight-complex="normal"/>
    </style:style>
    <style:style style:name="T12" style:family="text">
      <style:text-properties style:font-name="Arial" fo:font-weight="normal" officeooo:rsid="00163a26" style:font-weight-asian="normal" style:font-weight-complex="normal"/>
    </style:style>
    <style:style style:name="T13" style:family="text">
      <style:text-properties style:font-name="Arial" fo:font-weight="normal" officeooo:rsid="0016b040" style:font-weight-asian="normal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font-name="Arial" style:text-underline-style="none" fo:font-weight="bold" style:font-weight-asian="bold" style:font-weight-complex="bold"/>
    </style:style>
    <style:style style:name="T16" style:family="text">
      <style:text-properties style:font-name="Arial" style:text-underline-style="none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officeooo:rsid="0008f76b"/>
    </style:style>
    <style:style style:name="T21" style:family="text">
      <style:text-properties officeooo:rsid="000b2442"/>
    </style:style>
    <style:style style:name="T22" style:family="text">
      <style:text-properties officeooo:rsid="000d9953"/>
    </style:style>
    <style:style style:name="T23" style:family="text">
      <style:text-properties officeooo:rsid="000e975e"/>
    </style:style>
    <style:style style:name="T24" style:family="text">
      <style:text-properties officeooo:rsid="001082b3"/>
    </style:style>
    <style:style style:name="T25" style:family="text">
      <style:text-properties officeooo:rsid="0010e1fc"/>
    </style:style>
    <style:style style:name="T26" style:family="text">
      <style:text-properties officeooo:rsid="00134f1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2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row>
                <table:table-cell table:style-name="CV_5f_TABLE.A1.1.1" office:value-type="string">
                  <text:p text:style-name="P5"><text:span text:style-name="T6">S</text:span><text:span text:style-name="T6">eptember 19, 1989 :: Lithuania</text:span><text:span text:style-name="T6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6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  <table:covered-table-cell/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3" office:value-type="string">
            <text:p text:style-name="P14">Desired employment:</text:p>
          </table:table-cell>
          <table:covered-table-cell/>
          <table:covered-table-cell/>
          <table:table-cell table:style-name="CV_5f_TABLE.A1.1.1" office:value-type="string">
            <text:p text:style-name="P15">Programmer / Systems engineer</text:p>
          </table:table-cell>
        </table:table-row>
        <table:table-row>
          <table:table-cell table:style-name="CV_5f_TABLE.A1.1.1" office:value-type="string">
            <text:p text:style-name="P22"/>
          </table:table-cell>
          <table:table-cell table:style-name="CV_5f_TABLE.A1.1.1" table:number-columns-spanned="3" office:value-type="string">
            <text:p text:style-name="P22"/>
            <text:p text:style-name="P22"/>
            <text:p text:style-name="P22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Work experience</text:p>
          </table:table-cell>
          <table:table-cell table:style-name="CV_5f_TABLE.A1.1.1" table:number-columns-spanned="3" office:value-type="string">
            <text:list xml:id="list690200655" text:style-name="L1">
              <text:list-item>
                <text:p text:style-name="P39"><text:span text:style-name="T7">7/2011–now:</text:span><text:span text:style-name="T8"> Mano Numeris, UAB (Erlstate software). Erlang software engineer. Skills: distributed computing, data integrity being the first requirement. Technologies: Erlang and tools.</text:span></text:p>
              </text:list-item>
              <text:list-item>
                <text:p text:style-name="P39"><text:span text:style-name="T7">9//2011–now: </text:span><text:span text:style-name="T8">University of Glasgow Students' Representative Council. Systems engineer. Responsibilities: </text:span><text:span text:style-name="T11">Enhancing</text:span><text:span text:style-name="T8"> server and networking infrastructure. Working on storage cluster </text:span><text:span text:style-name="T10">and configuration automation</text:span><text:span text:style-name="T8"> for Xen </text:span><text:span text:style-name="T12">VMs</text:span><text:span text:style-name="T8">. Focu</text:span><text:span text:style-name="T10">s</text:span><text:span text:style-name="T13">es</text:span><text:span text:style-name="T8">: automatic provisioning and failure recoveries.</text:span></text:p>
              </text:list-item>
              <text:list-item>
                <text:p text:style-name="P39"><text:span text:style-name="T7">8/2010–11/2011: </text:span><text:span text:style-name="T8">Idiles Systems, UAB. Python web developer and CTO. Role: programming and leading 4-6 developers team. Main responsibilities: making decisions about system architecture. Programming. Technical team support (feature regressions, failed migrations, crash handling). Deploying production servers. Major work with these websites: </text:span><text:a xlink:type="simple" xlink:href="http://www.befluentin.com/"><text:span text:style-name="T8">BeFluentIn</text:span></text:a><text:span text:style-name="T8">, </text:span><text:a xlink:type="simple" xlink:href="http://liveopenly.com/"><text:span text:style-name="T8">LiveOpenly</text:span></text:a><text:span text:style-name="T8">. Technologies: Django, Pylons, PostgreSQL, Javascript, GIT.</text:span></text:p>
              </text:list-item>
              <text:list-item>
                <text:p text:style-name="P39"><text:span text:style-name="T7">7/</text:span><text:span text:style-name="T7">2009</text:span><text:span text:style-name="T7">–</text:span><text:span text:style-name="T7">9/</text:span><text:span text:style-name="T7">2010:</text:span><text:span text:style-name="T6"> Jocom, UAB. </text:span><text:span text:style-name="T6">Lithuanian based </text:span><text:span text:style-name="T6">company </text:span><text:span text:style-name="T6">doing </text:span><text:span text:style-name="T6">GSM termination</text:span><text:span text:style-name="T6">. </text:span><text:span text:style-name="T6">Core systems developer </text:span><text:span text:style-name="T6">and system administrator</text:span><text:span text:style-name="T6">.</text:span><text:span text:style-name="T6"> </text:span><text:span text:style-name="T6">Technologies</text:span><text:span text:style-name="T6">: Linux (Debian, CentOS), FreeBSD, </text:span><text:span text:style-name="T6">HA </text:span><text:span text:style-name="T6">MySQL, virtualization solution in Xen </text:span><text:span text:style-name="T6">and KVM</text:span><text:span text:style-name="T6"> </text:span><text:span text:style-name="T6">deployment </text:span><text:span text:style-name="T6">with FreeBSD ZFS-based </text:span><text:span text:style-name="T6">SAN</text:span><text:span text:style-name="T6">. </text:span><text:span text:style-name="T6">Exotic distributed gateway network administration </text:span><text:span text:style-name="T6">built on customized </text:span><text:span text:style-name="T6">OpenWRT and OpenVPN. </text:span><text:span text:style-name="T6">D</text:span><text:span text:style-name="T6">esigned and implemented </text:span><text:a xlink:type="simple" xlink:href="http://github.com/Motiejus/SoundPatty"><text:span text:style-name="T6">SoundPatty</text:span></text:a><text:span text:style-name="T6"> (C++) </text:span><text:span text:style-name="T6">to recognize </text:span><text:span text:style-name="T6">I</text:span><text:span text:style-name="T6">VR </text:span><text:span text:style-name="T6">for </text:span><text:span text:style-name="T6">Asterisk </text:span><text:span text:style-name="T6">VoIP platform.</text:span></text:p>
              </text:list-item>
              <text:list-item>
                <text:p text:style-name="P39"><text:span text:style-name="T7">2007–2009:</text:span><text:span text:style-name="T6"> HealthyComp, Inc. SEO (search engine optimization) spam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 languages,</text:p>
            <text:p text:style-name="P16">technologies</text:p>
          </table:table-cell>
          <table:table-cell table:style-name="CV_5f_TABLE.A1.1.1" table:number-columns-spanned="3" office:value-type="string">
            <text:list xml:id="list1467880705" text:style-name="L2">
              <text:list-item>
                <text:p text:style-name="P30"><text:span text:style-name="T3">Python (Django, Pylons, SQLAlchemy, Genshi, Mako, ...):</text:span><text:span text:style-name="T1"> from 2008, </text:span><text:span text:style-name="T1">using actively.</text:span></text:p>
              </text:list-item>
              <text:list-item>
                <text:p text:style-name="P33"><text:span text:style-name="T15">Erlang (PropEr, </text:span><text:span text:style-name="T15">meck, </text:span><text:span text:style-name="T15">mochiweb, mnesia, ...):</text:span><text:span text:style-name="T16"> from 2011. Current employer.</text:span></text:p>
              </text:list-item>
              <text:list-item>
                <text:p text:style-name="P34"><text:span text:style-name="T6">Perl: </text:span><text:span text:style-name="T8">2009</text:span><text:span text:style-name="T8">-2010</text:span><text:span text:style-name="T8">. </text:span><text:a xlink:type="simple" xlink:href="http://github.com/Motiejus/Asterisk-perl-AMI"><text:span text:style-name="T8">Asterisk AMI library</text:span></text:a><text:span text:style-name="T8">, system administratio</text:span><text:span text:style-name="T8">n.</text:span></text:p>
              </text:list-item>
              <text:list-item>
                <text:p text:style-name="P31">C++: <text:span text:style-name="T1">Olympiads </text:span><text:span text:style-name="T1">from </text:span><text:span text:style-name="T1">2004. 20</text:span><text:span text:style-name="T1">09-2011</text:span><text:span text:style-name="T1">: SoundPatty (sound recognition application).</text:span></text:p>
              </text:list-item>
              <text:list-item>
                <text:p text:style-name="P31">Java:<text:span text:style-name="T1"> scalable </text:span><text:a xlink:type="simple" xlink:href="https://github.com/Motiejus/ryanaid"><text:span text:style-name="T1">ryanair crawler</text:span></text:a><text:span text:style-name="T1"> based on Selenium 2. </text:span><text:span text:style-name="T20">Android </text:span><text:span text:style-name="T2">projects at university (get2gether).</text:span></text:p>
              </text:list-item>
              <text:list-item>
                <text:p text:style-name="P30"><text:span text:style-name="T3">PHP, Smarty: </text:span><text:span text:style-name="T1">2004-2010. Web </text:span><text:span text:style-name="T1">programming</text:span><text:span text:style-name="T1">.</text:span></text:p>
              </text:list-item>
              <text:list-item>
                <text:p text:style-name="P30"><text:span text:style-name="T3">JavaScript (jQuery), CSS, (x)HTML, REST, SOAP, MySQL, </text:span><text:span text:style-name="T3">PostgreSQL</text:span><text:span text:style-name="T3">:</text:span><text:span text:style-name="T1"> from 2005. Using actively </text:span><text:span text:style-name="T1">for web programming.</text:span></text:p>
              </text:list-item>
              <text:list-item>
                <text:p text:style-name="P32"><text:span text:style-name="T4">FreeBSD, Linux. </text:span><text:span text:style-name="T4">Various servers and services, deployment scripts</text:span><text:span text:style-name="T4">: </text:span><text:span text:style-name="T5">from 2006. Heavily used for servers and desktops. Passionate about open-source.</text:span></text:p>
              </text:list-item>
              <text:list-item>
                <text:p text:style-name="P32"><text:span text:style-name="T4">HTTP and low level</text:span><text:span text:style-name="T4"> networking knowledge: </text:span><text:span text:style-name="T17">IEEE 802.1Q</text:span><text:span text:style-name="T14">, </text:span><text:span text:style-name="T19">routing, DNS</text:span><text:span text:style-name="T5">, firewalls (iptables), tcp/ip, ipv6 routing. Network related work since 2007.</text:span></text:p>
              </text:list-item>
              <text:list-item>
                <text:p text:style-name="P32"><text:span text:style-name="T4">Server virtualization (VirtualBox, Xen, KVM via libvirt):</text:span><text:span text:style-name="T5"> Xen based server farm solution in JOCOM (later migrated to KVM).</text:span></text:p>
              </text:list-item>
              <text:list-item>
                <text:p text:style-name="P32"><text:span text:style-name="T4">Chef</text:span><text:span text:style-name="T5"> for server configuration management. Recently started applying to my provisioned servers.</text:span></text:p>
              </text:list-item>
              <text:list-item>
                <text:p text:style-name="P32"><text:span text:style-name="T4">Asterisk </text:span><text:span text:style-name="T5">1.2, 1.6 (with sound recognition via JACK). 2009 </text:span><text:span text:style-name="T5">onwards:</text:span><text:span text:style-name="T5"> </text:span><text:span text:style-name="T4">Nagios, </text:span><text:span text:style-name="T4">SVN</text:span><text:span text:style-name="T4">, GIT.</text:span></text:p>
              </text:list-item>
              <text:list-item>
                <text:p text:style-name="P31">Test driven development. <text:span text:style-name="T1">I encourage test</text:span><text:span text:style-name="T1">s</text:span><text:span text:style-name="T1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Education</text:p>
          </table:table-cell>
          <table:table-cell table:style-name="CV_5f_TABLE.A1.1.1" table:number-columns-spanned="3" office:value-type="string">
            <text:list xml:id="list1829416838" text:style-name="L3">
              <text:list-item>
                <text:p text:style-name="P28"><text:span text:style-name="T7">2010</text:span><text:span text:style-name="T7">–</text:span><text:span text:style-name="T7">2013</text:span><text:span text:style-name="T7">:</text:span><text:span text:style-name="T6"> University of Glasgow, </text:span><text:span text:style-name="T6">B</text:span><text:span text:style-name="T6">s</text:span><text:span text:style-name="T6">c </text:span><text:span text:style-name="T6">of </text:span><text:span text:style-name="T6">Mobile Software Engineering</text:span><text:span text:style-name="T6">. </text:span><text:span text:style-name="T6">F</text:span><text:span text:style-name="T6">aster route</text:span><text:span text:style-name="T6">.</text:span></text:p>
              </text:list-item>
              <text:list-item>
                <text:p text:style-name="P28"><text:span text:style-name="T7">2009</text:span><text:span text:style-name="T7">–</text:span><text:span text:style-name="T7">201</text:span><text:span text:style-name="T7">0</text:span><text:span text:style-name="T7">: </text:span><text:span text:style-name="T8">Vilnius University, Financial and Actuarial Mathematics (un</text:span><text:span text:style-name="T8">f</text:span><text:span text:style-name="T8">inished)</text:span></text:p>
              </text:list-item>
              <text:list-item>
                <text:p text:style-name="P40"><text:span text:style-name="T3">2004</text:span><text:span text:style-name="T3">–</text:span><text:span text:style-name="T3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Olympiads, competitions</text:p>
          </table:table-cell>
          <table:table-cell table:style-name="CV_5f_TABLE.A1.1.1" table:number-columns-spanned="3" office:value-type="string">
            <text:list xml:id="list1290283292" text:style-name="L4">
              <text:list-item>
                <text:p text:style-name="P35">2008 2nd place in prof. J. Matulionis Junior mathematicians' competition.</text:p>
              </text:list-item>
              <text:list-item>
                <text:p text:style-name="P35">2008 2nd place Junior mathematicians' competition in Šiauliai university.</text:p>
              </text:list-item>
              <text:list-item>
                <text:p text:style-name="P35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CV_5f_TABLE.13">
          <table:table-cell table:style-name="CV_5f_TABLE.A1.1.1" office:value-type="string">
            <text:p text:style-name="P11">Languages</text:p>
          </table:table-cell>
          <table:table-cell table:style-name="CV_5f_TABLE.A1.1.1" table:number-columns-spanned="3" office:value-type="string">
            <text:p text:style-name="P13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/>
          </table:table-cell>
          <table:table-cell table:style-name="CV_5f_TABLE.A1.1.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6" office:value-type="string">
            <text:p text:style-name="P17">Hobbies</text:p>
          </table:table-cell>
          <table:table-cell table:style-name="CV_5f_TABLE.A1.1.1" table:number-columns-spanned="3" office:value-type="string">
            <text:p text:style-name="P38">I enjoy <text:span text:style-name="T25">being in </text:span>nature; I often participate and organize hiking, cycling and <text:span text:style-name="T21">hitch-hiking </text:span>2-5 day trips. <text:span text:style-name="T26">Also o</text:span><text:span text:style-name="T18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42"><text:span text:style-name="T24">Driving license</text:span></text:p>
          </table:table-cell>
          <table:table-cell table:style-name="CV_5f_TABLE.A1.1.1" table:number-columns-spanned="3" office:value-type="string">
            <text:p text:style-name="P37"><text:span text:style-name="T24">Categories </text:span><text:span text:style-name="T23">A and B</text:span></text:p>
          </table:table-cell>
          <table:covered-table-cell/>
          <table:covered-table-cell/>
        </table:table-row>
        <table:table-row table:style-name="CV_5f_TABLE.18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7">Recommendations <text:span text:style-name="T18">(c</text:span><text:span text:style-name="T18">ontacts available upon request</text:span><text:span text:style-name="T18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4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4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visit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2-02-07T12:28:07</dc:date>
    <meta:print-date>2011-11-25T11:16:54</meta:print-date>
    <meta:editing-cycles>1171</meta:editing-cycles>
    <meta:editing-duration>PT26H00M37S</meta:editing-duration>
    <meta:keyword>Motiejus Jakštys</meta:keyword>
    <meta:document-statistic meta:table-count="1" meta:image-count="0" meta:object-count="0" meta:page-count="1" meta:paragraph-count="52" meta:word-count="548" meta:character-count="4080"/>
    <meta:user-defined meta:name="Info 1"/>
    <meta:user-defined meta:name="Info 2"/>
    <meta:user-defined meta:name="Info 3"/>
    <meta:user-defined meta:name="Info 4"/>
  </office:meta>
</office:document-meta>
</file>